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glet.scanFiles( File directory , Collection tag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Tagl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CATagl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aglet.in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inOve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scanFile( File file , Collection tag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Taglet.toString( Tag [ ]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aglet.addTags( Tag [ ] t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glet.toString( Ta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register( String name , Map taglet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glet.wrapTaglet( Taglet tag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Taglet.registerTags( Map taglet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ttributeTaglet.AttributeTaglet( String name , CATaglet caTag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aglet.register( Map tagle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aglet.i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isInlin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i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scanLine( String line , Collection tag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Taglet.i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i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glet.toString( Tag [ ] _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